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b844" officeooo:paragraph-rsid="0000b844"/>
    </style:style>
    <style:style style:name="P2" style:family="paragraph" style:parent-style-name="Standard" style:list-style-name="L1">
      <style:text-properties officeooo:paragraph-rsid="0001edc8"/>
    </style:style>
    <style:style style:name="P3" style:family="paragraph" style:parent-style-name="Standard" style:list-style-name="L1">
      <style:text-properties officeooo:rsid="0002e432" officeooo:paragraph-rsid="0002e432"/>
    </style:style>
    <style:style style:name="P4" style:family="paragraph" style:parent-style-name="Standard" style:list-style-name="L1">
      <style:text-properties officeooo:rsid="00049e66" officeooo:paragraph-rsid="00049e66"/>
    </style:style>
    <style:style style:name="P5" style:family="paragraph" style:parent-style-name="Standard">
      <style:text-properties officeooo:rsid="00049e66" officeooo:paragraph-rsid="00049e66"/>
    </style:style>
    <style:style style:name="T1" style:family="text">
      <style:text-properties officeooo:rsid="0001edc8"/>
    </style:style>
    <style:style style:name="T2" style:family="text">
      <style:text-properties officeooo:rsid="00049e66"/>
    </style:style>
    <style:style style:name="T3" style:family="text">
      <style:text-properties officeooo:rsid="00057181"/>
    </style:style>
    <style:style style:name="T4" style:family="text">
      <style:text-properties officeooo:rsid="00073b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5829082394215519" text:style-name="L1">
        <text:list-item>
          <text:p text:style-name="P1">The project is implemented <text:span text:style-name="T1">using</text:span> JavaFX and JDK1.8.</text:p>
        </text:list-item>
        <text:list-item>
          <text:p text:style-name="P2"><text:span text:style-name="T1">The project uses Apache Commons Math Library for calculating the Monte Carlo Method. The jar file is in the "lib" folder of the project. </text:span></text:p>
        </text:list-item>
        <text:list-item>
          <text:p text:style-name="P3">The project dose not include Input validation<text:span text:style-name="T2">s</text:span> and Exception Handling <text:span text:style-name="T2">in this version</text:span>.</text:p>
        </text:list-item>
        <text:list-item>
          <text:p text:style-name="P4">I could not test the results with <text:s/>Personal Capital, because I could not figure out how to use <text:span text:style-name="T3">it. However, I believe my solution is correct. 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S</meta:editing-duration>
    <meta:editing-cycles>12</meta:editing-cycles>
    <meta:generator>LibreOffice/4.4.1.2$Windows_x86 LibreOffice_project/45e2de17089c24a1fa810c8f975a7171ba4cd432</meta:generator>
    <dc:date>2015-05-26T00:07:52.856000000</dc:date>
    <meta:document-statistic meta:table-count="0" meta:image-count="0" meta:object-count="0" meta:page-count="1" meta:paragraph-count="4" meta:word-count="75" meta:character-count="424" meta:non-whitespace-character-count="354"/>
    <meta:user-defined meta:name="Info 1"/>
    <meta:user-defined meta:name="Info 2"/>
    <meta:user-defined meta:name="Info 3"/>
    <meta:user-defined meta:name="Info 4"/>
  </office:meta>
</office:document-meta>
</file>